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transparent_5f_crypto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named-expressions/>
      <text:variable-decls/>
      <text:user-field-decls/>
      <table:table table:name="BTC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bold_default">
            <text:p>I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SD In No Fee</text:p>
          </table:table-cell>
          <table:table-cell office:value-type="string" table:style-name="header_default">
            <text:p>USD In With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0-06-28 14:38:40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12000.0" office:value-type="float" table:style-name="transparent_fiat"/>
          <table:table-cell office:value="0.01" office:value-type="float" table:style-name="transparent_crypto"/>
          <table:table-cell office:value="10.0" office:value-type="float" table:style-name="transparent_fiat"/>
          <table:table-cell/>
          <table:table-cell/>
          <table:table-cell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02 18:11:09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/>
          <table:table-cell office:value="35000.0" office:value-type="float" table:style-name="transparent_fiat"/>
          <table:table-cell office:value="0.99" office:value-type="float" table:style-name="transparent_crypto"/>
          <table:table-cell office:value="490.0" office:value-type="float" table:style-name="transparent_fiat"/>
          <table:table-cell/>
          <table:table-cell/>
          <table:table-cell/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OU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ransaction Typ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 No Fee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Crypto Out With Fee</text:p>
          </table:table-cell>
          <table:table-cell office:value-type="string" table:style-name="header_default">
            <text:p>USD Out No Fee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2-09 23:45:34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Gift</text:p>
          </table:table-cell>
          <table:table-cell/>
          <table:table-cell office:value="44727.80078125" office:value-type="float" table:style-name="transparent_fiat"/>
          <table:table-cell office:value="0.02" office:value-type="float" table:style-name="transparent_crypto"/>
          <table:table-cell office:value="0.0" office:value-type="float" table:style-name="transparent_crypto"/>
          <table:table-cell/>
          <table:table-cell/>
          <table:table-cell/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INT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From Exchange</text:p>
          </table:table-cell>
          <table:table-cell office:value-type="string" table:style-name="header_default">
            <text:p>From 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Crypto Received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</table:table-row>
        <table:table-row>
          <table:table-cell office:value-type="string" table:style-name="transparent_default">
            <text:p>2022-01-14 15:23:38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="43346.6875" office:value-type="float" table:style-name="transparent_fiat"/>
          <table:table-cell office:value="0.2002" office:value-type="float" table:style-name="transparent_crypto"/>
          <table:table-cell office:value="0.2" office:value-type="float" table:style-name="transparent_crypto"/>
          <table:table-cell/>
          <table:table-cell/>
          <table:table-cell/>
          <table:table-cell office:value-type="string" table:style-name="transpar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18 15:27:18 +00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="42534.40234375" office:value-type="float" table:style-name="transparent_fiat"/>
          <table:table-cell office:value="0.1001" office:value-type="float" table:style-name="transparent_crypto"/>
          <table:table-cell office:value="0.1" office:value-type="float" table:style-name="transparent_crypto"/>
          <table:table-cell/>
          <table:table-cell/>
          <table:table-cell/>
          <table:table-cell office:value-type="string" table:style-name="transpar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>2022-01-25 02:58:40 -08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Green Trezor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My Fave Trezor</text:p>
          </table:table-cell>
          <table:table-cell office:value-type="string" table:style-name="transparent_default">
            <text:p>Alice</text:p>
          </table:table-cell>
          <table:table-cell office:value="37444.5703125" office:value-type="float" table:style-name="transparent_fiat"/>
          <table:table-cell office:value="0.0503" office:value-type="float" table:style-name="transparent_crypto"/>
          <table:table-cell office:value="0.05" office:value-type="float" table:style-name="transparent_crypto"/>
          <table:table-cell/>
          <table:table-cell/>
          <table:table-cell/>
          <table:table-cell office:value-type="string" table:style-name="transpar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ABLE E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4:34:49.841260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0T21:50:39.617635</dc:date>
    <meta:editing-duration>P1DT10H9M41S</meta:editing-duration>
    <meta:editing-cycles>106</meta:editing-cycles>
    <meta:generator>http://pypi.python.org/pypi/ezodf/0.1.0$Python3.10.1 (main, Dec  6 2021, 22:18:13) [Clang 13.0.0 (clang-1300.0.29.3)]</meta:generator>
    <meta:document-statistic meta:table-count="1" meta:cell-count="96" meta:object-count="0"/>
  </office:meta>
</office:document-meta>
</file>